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0.766cm" fo:min-width="5.088cm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 fo:min-height="0.766cm" fo:min-width="5.0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fill-color="#ff9966" draw:textarea-horizontal-align="justify" draw:textarea-vertical-align="middle" draw:auto-grow-height="false" fo:min-height="0.766cm" fo:min-width="5.0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5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  <style:text-properties fo:font-size="18pt"/>
    </style:style>
    <style:style style:name="P5" style:family="paragraph">
      <loext:graphic-properties draw:fill-color="#3deb3d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9966"/>
      <style:paragraph-properties fo:text-align="center"/>
      <style:text-properties fo:font-size="18pt"/>
    </style:style>
    <style:style style:name="P9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T1" style:family="text">
      <style:text-properties fo:font-size="3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37.97cm" svg:height="3.507cm" svg:x="1.4cm" svg:y="0.836cm" presentation:class="title" presentation:user-transformed="true">
          <draw:text-box>
            <text:p>Figures</text:p>
          </draw:text-box>
        </draw:frame>
        <draw:frame presentation:style-name="pr2" draw:text-style-name="P1" draw:layer="layout" svg:width="37.716cm" svg:height="12.179cm" svg:x="1.4cm" svg:y="4.913cm" presentation:class="subtitle" presentation:user-transformed="true">
          <draw:text-box>
            <text:p><text:span text:style-name="T1">Lesson 05: User defined functions and subrout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4" draw:layer="layout" svg:width="5.588cm" svg:height="1.016cm" svg:x="3.35cm" svg:y="3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1.016cm" svg:x="3.35cm" svg:y="4.843cm">
          <text:p text:style-name="P3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1.016cm" svg:x="3.35cm" svg:y="5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6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7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8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9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10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556cm" svg:height="1.041cm" svg:x="1.318cm" svg:y="3.897cm">
          <draw:text-box>
            <text:p><text:span text:style-name="T2">100</text:span></text:p>
          </draw:text-box>
        </draw:frame>
        <draw:frame draw:style-name="gr4" draw:text-style-name="P6" draw:layer="layout" svg:width="1.556cm" svg:height="1.041cm" svg:x="1.318cm" svg:y="4.897cm">
          <draw:text-box>
            <text:p><text:span text:style-name="T2">101</text:span></text:p>
          </draw:text-box>
        </draw:frame>
        <draw:frame draw:style-name="gr4" draw:text-style-name="P6" draw:layer="layout" svg:width="1.556cm" svg:height="1.041cm" svg:x="1.318cm" svg:y="5.897cm">
          <draw:text-box>
            <text:p><text:span text:style-name="T2">102</text:span></text:p>
          </draw:text-box>
        </draw:frame>
        <draw:frame draw:style-name="gr4" draw:text-style-name="P6" draw:layer="layout" svg:width="1.556cm" svg:height="1.041cm" svg:x="1.318cm" svg:y="6.897cm">
          <draw:text-box>
            <text:p><text:span text:style-name="T2">...</text:span></text:p>
          </draw:text-box>
        </draw:frame>
        <draw:frame draw:style-name="gr4" draw:text-style-name="P6" draw:layer="layout" svg:width="1.556cm" svg:height="1.041cm" svg:x="1.318cm" svg:y="7.897cm">
          <draw:text-box>
            <text:p><text:span text:style-name="T2">201</text:span></text:p>
          </draw:text-box>
        </draw:frame>
        <draw:frame draw:style-name="gr4" draw:text-style-name="P6" draw:layer="layout" svg:width="1.556cm" svg:height="1.041cm" svg:x="1.318cm" svg:y="8.897cm">
          <draw:text-box>
            <text:p><text:span text:style-name="T2">202</text:span></text:p>
          </draw:text-box>
        </draw:frame>
        <draw:frame draw:style-name="gr4" draw:text-style-name="P6" draw:layer="layout" svg:width="1.556cm" svg:height="1.041cm" svg:x="1.318cm" svg:y="9.897cm">
          <draw:text-box>
            <text:p><text:span text:style-name="T2">203</text:span></text:p>
          </draw:text-box>
        </draw:frame>
        <draw:frame draw:style-name="gr4" draw:text-style-name="P6" draw:layer="layout" svg:width="1.556cm" svg:height="1.041cm" svg:x="1.318cm" svg:y="10.897cm">
          <draw:text-box>
            <text:p><text:span text:style-name="T2">204</text:span></text:p>
          </draw:text-box>
        </draw:frame>
        <draw:frame draw:style-name="gr5" draw:text-style-name="P6" draw:layer="layout" svg:width="0.925cm" svg:height="1.041cm" svg:x="5.503cm" svg:y="0.765cm">
          <draw:text-box>
            <text:p><text:span text:style-name="T2">A</text:span></text:p>
          </draw:text-box>
        </draw:frame>
        <draw:frame draw:style-name="gr6" draw:text-style-name="P7" draw:layer="layout" svg:width="2.792cm" svg:height="0.962cm" svg:x="4.574cm" svg:y="2.594cm">
          <draw:text-box>
            <text:p>Memory</text:p>
          </draw:text-box>
        </draw:frame>
        <draw:frame draw:style-name="gr7" draw:text-style-name="P6" draw:layer="layout" svg:width="3.016cm" svg:height="1cm" svg:x="9.176cm" svg:y="4.826cm">
          <draw:text-box>
            <text:p><text:span text:style-name="T2">number</text:span></text:p>
          </draw:text-box>
        </draw:frame>
        <draw:frame draw:style-name="gr7" draw:text-style-name="P6" draw:layer="layout" svg:width="2.508cm" svg:height="1cm" svg:x="9.176cm" svg:y="5.826cm">
          <draw:text-box>
            <text:p><text:span text:style-name="T2">result</text:span></text:p>
          </draw:text-box>
        </draw:frame>
        <draw:custom-shape draw:style-name="gr2" draw:text-style-name="P4" draw:layer="layout" svg:width="5.588cm" svg:height="1.016cm" svg:x="14.35cm" svg:y="3.844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1.016cm" svg:x="14.35cm" svg:y="4.844cm">
          <text:p text:style-name="P3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1.016cm" svg:x="14.35cm" svg:y="5.844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14.35cm" svg:y="6.844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14.35cm" svg:y="7.844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588cm" svg:height="1.016cm" svg:x="14.35cm" svg:y="8.844cm">
          <text:p text:style-name="P3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588cm" svg:height="1.016cm" svg:x="14.35cm" svg:y="9.844cm">
          <text:p text:style-name="P3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14.35cm" svg:y="10.844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556cm" svg:height="1.041cm" svg:x="12.318cm" svg:y="3.898cm">
          <draw:text-box>
            <text:p><text:span text:style-name="T2">100</text:span></text:p>
          </draw:text-box>
        </draw:frame>
        <draw:frame draw:style-name="gr4" draw:text-style-name="P6" draw:layer="layout" svg:width="1.556cm" svg:height="1.041cm" svg:x="12.318cm" svg:y="4.898cm">
          <draw:text-box>
            <text:p><text:span text:style-name="T2">101</text:span></text:p>
          </draw:text-box>
        </draw:frame>
        <draw:frame draw:style-name="gr4" draw:text-style-name="P6" draw:layer="layout" svg:width="1.556cm" svg:height="1.041cm" svg:x="12.318cm" svg:y="5.898cm">
          <draw:text-box>
            <text:p><text:span text:style-name="T2">102</text:span></text:p>
          </draw:text-box>
        </draw:frame>
        <draw:frame draw:style-name="gr4" draw:text-style-name="P6" draw:layer="layout" svg:width="1.556cm" svg:height="1.041cm" svg:x="12.318cm" svg:y="6.898cm">
          <draw:text-box>
            <text:p><text:span text:style-name="T2">...</text:span></text:p>
          </draw:text-box>
        </draw:frame>
        <draw:frame draw:style-name="gr4" draw:text-style-name="P6" draw:layer="layout" svg:width="1.556cm" svg:height="1.041cm" svg:x="12.318cm" svg:y="7.898cm">
          <draw:text-box>
            <text:p><text:span text:style-name="T2">201</text:span></text:p>
          </draw:text-box>
        </draw:frame>
        <draw:frame draw:style-name="gr4" draw:text-style-name="P6" draw:layer="layout" svg:width="1.556cm" svg:height="1.041cm" svg:x="12.318cm" svg:y="8.898cm">
          <draw:text-box>
            <text:p><text:span text:style-name="T2">202</text:span></text:p>
          </draw:text-box>
        </draw:frame>
        <draw:frame draw:style-name="gr4" draw:text-style-name="P6" draw:layer="layout" svg:width="1.556cm" svg:height="1.041cm" svg:x="12.318cm" svg:y="9.898cm">
          <draw:text-box>
            <text:p><text:span text:style-name="T2">203</text:span></text:p>
          </draw:text-box>
        </draw:frame>
        <draw:frame draw:style-name="gr4" draw:text-style-name="P6" draw:layer="layout" svg:width="1.556cm" svg:height="1.041cm" svg:x="12.318cm" svg:y="10.898cm">
          <draw:text-box>
            <text:p><text:span text:style-name="T2">204</text:span></text:p>
          </draw:text-box>
        </draw:frame>
        <draw:frame draw:style-name="gr5" draw:text-style-name="P6" draw:layer="layout" svg:width="0.925cm" svg:height="1.041cm" svg:x="16.503cm" svg:y="0.766cm">
          <draw:text-box>
            <text:p><text:span text:style-name="T2">B</text:span></text:p>
          </draw:text-box>
        </draw:frame>
        <draw:frame draw:style-name="gr6" draw:text-style-name="P7" draw:layer="layout" svg:width="2.792cm" svg:height="0.962cm" svg:x="15.574cm" svg:y="2.595cm">
          <draw:text-box>
            <text:p>Memory</text:p>
          </draw:text-box>
        </draw:frame>
        <draw:frame draw:style-name="gr7" draw:text-style-name="P6" draw:layer="layout" svg:width="3.016cm" svg:height="1cm" svg:x="20.176cm" svg:y="4.827cm">
          <draw:text-box>
            <text:p><text:span text:style-name="T2">number</text:span></text:p>
          </draw:text-box>
        </draw:frame>
        <draw:frame draw:style-name="gr7" draw:text-style-name="P6" draw:layer="layout" svg:width="2.508cm" svg:height="1cm" svg:x="20.176cm" svg:y="5.827cm">
          <draw:text-box>
            <text:p><text:span text:style-name="T2">result</text:span></text:p>
          </draw:text-box>
        </draw:frame>
        <draw:frame draw:style-name="gr7" draw:text-style-name="P6" draw:layer="layout" svg:width="3.016cm" svg:height="1cm" svg:x="20.176cm" svg:y="8.827cm">
          <draw:text-box>
            <text:p><text:span text:style-name="T2">num</text:span></text:p>
          </draw:text-box>
        </draw:frame>
        <draw:frame draw:style-name="gr9" draw:text-style-name="P6" draw:layer="layout" svg:width="3.192cm" svg:height="1.095cm" svg:x="20.176cm" svg:y="9.827cm">
          <draw:text-box>
            <text:p><text:span text:style-name="T2">num_old</text:span></text:p>
          </draw:text-box>
        </draw:frame>
        <draw:custom-shape draw:style-name="gr2" draw:text-style-name="P4" draw:layer="layout" svg:width="5.588cm" svg:height="1.016cm" svg:x="25.35cm" svg:y="3.84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1.016cm" svg:x="25.35cm" svg:y="4.845cm">
          <text:p text:style-name="P3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1.016cm" svg:x="25.35cm" svg:y="5.84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25.35cm" svg:y="6.84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25.35cm" svg:y="7.84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588cm" svg:height="1.016cm" svg:x="25.35cm" svg:y="8.845cm">
          <text:p text:style-name="P3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588cm" svg:height="1.016cm" svg:x="25.35cm" svg:y="9.845cm">
          <text:p text:style-name="P3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25.35cm" svg:y="10.84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556cm" svg:height="1.041cm" svg:x="23.318cm" svg:y="3.899cm">
          <draw:text-box>
            <text:p><text:span text:style-name="T2">100</text:span></text:p>
          </draw:text-box>
        </draw:frame>
        <draw:frame draw:style-name="gr4" draw:text-style-name="P6" draw:layer="layout" svg:width="1.556cm" svg:height="1.041cm" svg:x="23.318cm" svg:y="4.899cm">
          <draw:text-box>
            <text:p><text:span text:style-name="T2">101</text:span></text:p>
          </draw:text-box>
        </draw:frame>
        <draw:frame draw:style-name="gr4" draw:text-style-name="P6" draw:layer="layout" svg:width="1.556cm" svg:height="1.041cm" svg:x="23.318cm" svg:y="5.899cm">
          <draw:text-box>
            <text:p><text:span text:style-name="T2">102</text:span></text:p>
          </draw:text-box>
        </draw:frame>
        <draw:frame draw:style-name="gr4" draw:text-style-name="P6" draw:layer="layout" svg:width="1.556cm" svg:height="1.041cm" svg:x="23.318cm" svg:y="6.899cm">
          <draw:text-box>
            <text:p><text:span text:style-name="T2">...</text:span></text:p>
          </draw:text-box>
        </draw:frame>
        <draw:frame draw:style-name="gr4" draw:text-style-name="P6" draw:layer="layout" svg:width="1.556cm" svg:height="1.041cm" svg:x="23.318cm" svg:y="7.899cm">
          <draw:text-box>
            <text:p><text:span text:style-name="T2">201</text:span></text:p>
          </draw:text-box>
        </draw:frame>
        <draw:frame draw:style-name="gr4" draw:text-style-name="P6" draw:layer="layout" svg:width="1.556cm" svg:height="1.041cm" svg:x="23.318cm" svg:y="8.899cm">
          <draw:text-box>
            <text:p><text:span text:style-name="T2">202</text:span></text:p>
          </draw:text-box>
        </draw:frame>
        <draw:frame draw:style-name="gr4" draw:text-style-name="P6" draw:layer="layout" svg:width="1.556cm" svg:height="1.041cm" svg:x="23.318cm" svg:y="9.899cm">
          <draw:text-box>
            <text:p><text:span text:style-name="T2">203</text:span></text:p>
          </draw:text-box>
        </draw:frame>
        <draw:frame draw:style-name="gr4" draw:text-style-name="P6" draw:layer="layout" svg:width="1.556cm" svg:height="1.041cm" svg:x="23.318cm" svg:y="10.899cm">
          <draw:text-box>
            <text:p><text:span text:style-name="T2">204</text:span></text:p>
          </draw:text-box>
        </draw:frame>
        <draw:frame draw:style-name="gr5" draw:text-style-name="P6" draw:layer="layout" svg:width="0.925cm" svg:height="1.041cm" svg:x="27.503cm" svg:y="0.767cm">
          <draw:text-box>
            <text:p><text:span text:style-name="T2">C</text:span></text:p>
          </draw:text-box>
        </draw:frame>
        <draw:frame draw:style-name="gr6" draw:text-style-name="P7" draw:layer="layout" svg:width="2.792cm" svg:height="0.962cm" svg:x="26.574cm" svg:y="2.596cm">
          <draw:text-box>
            <text:p>Memory</text:p>
          </draw:text-box>
        </draw:frame>
        <draw:frame draw:style-name="gr7" draw:text-style-name="P6" draw:layer="layout" svg:width="3.016cm" svg:height="1cm" svg:x="31.176cm" svg:y="4.828cm">
          <draw:text-box>
            <text:p><text:span text:style-name="T2">number</text:span></text:p>
          </draw:text-box>
        </draw:frame>
        <draw:frame draw:style-name="gr7" draw:text-style-name="P6" draw:layer="layout" svg:width="2.508cm" svg:height="1cm" svg:x="31.176cm" svg:y="5.828cm">
          <draw:text-box>
            <text:p><text:span text:style-name="T2">result</text:span></text:p>
          </draw:text-box>
        </draw:frame>
        <draw:frame draw:style-name="gr7" draw:text-style-name="P6" draw:layer="layout" svg:width="3.016cm" svg:height="1cm" svg:x="31.176cm" svg:y="8.828cm">
          <draw:text-box>
            <text:p><text:span text:style-name="T2">num</text:span></text:p>
          </draw:text-box>
        </draw:frame>
        <draw:frame draw:style-name="gr9" draw:text-style-name="P6" draw:layer="layout" svg:width="3.192cm" svg:height="1.095cm" svg:x="31.176cm" svg:y="9.828cm">
          <draw:text-box>
            <text:p><text:span text:style-name="T2">num_old</text:span></text:p>
          </draw:text-box>
        </draw:frame>
        <draw:custom-shape draw:style-name="gr2" draw:text-style-name="P4" draw:layer="layout" svg:width="5.588cm" svg:height="1.016cm" svg:x="36.35cm" svg:y="3.846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1.016cm" svg:x="36.35cm" svg:y="4.846cm">
          <text:p text:style-name="P3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1.016cm" svg:x="36.35cm" svg:y="5.846cm">
          <text:p text:style-name="P3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6.35cm" svg:y="6.846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6.35cm" svg:y="7.846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6.35cm" svg:y="8.846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6.35cm" svg:y="9.846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6.35cm" svg:y="10.846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556cm" svg:height="1.041cm" svg:x="34.318cm" svg:y="3.9cm">
          <draw:text-box>
            <text:p><text:span text:style-name="T2">100</text:span></text:p>
          </draw:text-box>
        </draw:frame>
        <draw:frame draw:style-name="gr4" draw:text-style-name="P6" draw:layer="layout" svg:width="1.556cm" svg:height="1.041cm" svg:x="34.318cm" svg:y="4.9cm">
          <draw:text-box>
            <text:p><text:span text:style-name="T2">101</text:span></text:p>
          </draw:text-box>
        </draw:frame>
        <draw:frame draw:style-name="gr4" draw:text-style-name="P6" draw:layer="layout" svg:width="1.556cm" svg:height="1.041cm" svg:x="34.318cm" svg:y="5.9cm">
          <draw:text-box>
            <text:p><text:span text:style-name="T2">102</text:span></text:p>
          </draw:text-box>
        </draw:frame>
        <draw:frame draw:style-name="gr4" draw:text-style-name="P6" draw:layer="layout" svg:width="1.556cm" svg:height="1.041cm" svg:x="34.318cm" svg:y="6.9cm">
          <draw:text-box>
            <text:p><text:span text:style-name="T2">...</text:span></text:p>
          </draw:text-box>
        </draw:frame>
        <draw:frame draw:style-name="gr4" draw:text-style-name="P6" draw:layer="layout" svg:width="1.556cm" svg:height="1.041cm" svg:x="34.318cm" svg:y="7.9cm">
          <draw:text-box>
            <text:p><text:span text:style-name="T2">201</text:span></text:p>
          </draw:text-box>
        </draw:frame>
        <draw:frame draw:style-name="gr4" draw:text-style-name="P6" draw:layer="layout" svg:width="1.556cm" svg:height="1.041cm" svg:x="34.318cm" svg:y="8.9cm">
          <draw:text-box>
            <text:p><text:span text:style-name="T2">202</text:span></text:p>
          </draw:text-box>
        </draw:frame>
        <draw:frame draw:style-name="gr4" draw:text-style-name="P6" draw:layer="layout" svg:width="1.556cm" svg:height="1.041cm" svg:x="34.318cm" svg:y="9.9cm">
          <draw:text-box>
            <text:p><text:span text:style-name="T2">203</text:span></text:p>
          </draw:text-box>
        </draw:frame>
        <draw:frame draw:style-name="gr4" draw:text-style-name="P6" draw:layer="layout" svg:width="1.556cm" svg:height="1.041cm" svg:x="34.318cm" svg:y="10.9cm">
          <draw:text-box>
            <text:p><text:span text:style-name="T2">204</text:span></text:p>
          </draw:text-box>
        </draw:frame>
        <draw:frame draw:style-name="gr5" draw:text-style-name="P6" draw:layer="layout" svg:width="0.925cm" svg:height="1.041cm" svg:x="38.503cm" svg:y="0.768cm">
          <draw:text-box>
            <text:p><text:span text:style-name="T2">D</text:span></text:p>
          </draw:text-box>
        </draw:frame>
        <draw:frame draw:style-name="gr6" draw:text-style-name="P7" draw:layer="layout" svg:width="2.792cm" svg:height="0.962cm" svg:x="37.574cm" svg:y="2.597cm">
          <draw:text-box>
            <text:p>Memory</text:p>
          </draw:text-box>
        </draw:frame>
        <draw:frame draw:style-name="gr7" draw:text-style-name="P6" draw:layer="layout" svg:width="3.016cm" svg:height="1cm" svg:x="42.176cm" svg:y="4.829cm">
          <draw:text-box>
            <text:p><text:span text:style-name="T2">number</text:span></text:p>
          </draw:text-box>
        </draw:frame>
        <draw:frame draw:style-name="gr7" draw:text-style-name="P6" draw:layer="layout" svg:width="2.508cm" svg:height="1cm" svg:x="42.176cm" svg:y="5.829cm">
          <draw:text-box>
            <text:p><text:span text:style-name="T2">result</text:span></text:p>
          </draw:text-box>
        </draw:frame>
        <draw:custom-shape draw:style-name="gr3" draw:text-style-name="P5" draw:layer="layout" svg:width="5.588cm" svg:height="1.016cm" svg:x="3.35cm" svg:y="12.843cm">
          <text:p text:style-name="P3"><text:span text:style-name="T2">main scop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588cm" svg:height="1.016cm" svg:x="14.35cm" svg:y="12.844cm">
          <text:p text:style-name="P3"><text:span text:style-name="T2">AddOne scop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8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181cm" svg:x="1cm" svg:y="3.83cm"/>
      <draw:page-thumbnail draw:layer="backgroundobjects" svg:width="9.294cm" svg:height="4.181cm" svg:x="1cm" svg:y="11.878cm"/>
      <draw:page-thumbnail draw:layer="backgroundobjects" svg:width="9.294cm" svg:height="4.181cm" svg:x="1cm" svg:y="19.926cm"/>
      <draw:page-thumbnail draw:layer="backgroundobjects" svg:width="9.294cm" svg:height="4.181cm" svg:x="11.295cm" svg:y="3.83cm"/>
      <draw:page-thumbnail draw:layer="backgroundobjects" svg:width="9.294cm" svg:height="4.181cm" svg:x="11.295cm" svg:y="11.878cm"/>
      <draw:page-thumbnail draw:layer="backgroundobjects" svg:width="9.294cm" svg:height="4.181cm" svg:x="11.295cm" svg:y="19.926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2:29:49.512783736</meta:creation-date>
    <dc:date>2018-06-05T07:37:47.279146904</dc:date>
    <meta:editing-duration>P1DT29M23S</meta:editing-duration>
    <meta:editing-cycles>7</meta:editing-cycles>
    <meta:generator>LibreOffice/5.0.6.2$Linux_X86_64 LibreOffice_project/00$Build-2</meta:generator>
    <meta:document-statistic meta:object-count="113"/>
  </office:meta>
</office:document-meta>
</file>